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1pt" officeooo:rsid="00165173" officeooo:paragraph-rsid="00165173" style:font-size-asian="9.60000038146973pt" style:font-size-complex="11pt"/>
    </style:style>
    <style:style style:name="P2" style:family="paragraph" style:parent-style-name="Standard">
      <style:text-properties fo:font-size="11pt" officeooo:rsid="00184810" officeooo:paragraph-rsid="0022c273" style:font-size-asian="9.60000038146973pt" style:font-size-complex="11pt"/>
    </style:style>
    <style:style style:name="P3" style:family="paragraph" style:parent-style-name="Standard">
      <style:text-properties officeooo:rsid="00235112" officeooo:paragraph-rsid="00235112"/>
    </style:style>
    <style:style style:name="P4" style:family="paragraph" style:parent-style-name="Standard">
      <style:text-properties officeooo:rsid="00235112" officeooo:paragraph-rsid="0026065d"/>
    </style:style>
    <style:style style:name="P5" style:family="paragraph" style:parent-style-name="Standard" style:list-style-name="L1">
      <style:text-properties officeooo:paragraph-rsid="0022c273"/>
    </style:style>
    <style:style style:name="P6" style:family="paragraph" style:parent-style-name="Standard" style:list-style-name="L1">
      <style:text-properties fo:font-size="11pt" officeooo:rsid="0022c273" officeooo:paragraph-rsid="0022c273" style:font-size-asian="9.60000038146973pt" style:font-size-complex="11pt"/>
    </style:style>
    <style:style style:name="P7" style:family="paragraph" style:parent-style-name="Standard" style:list-style-name="L1">
      <style:text-properties fo:font-size="11pt" officeooo:rsid="00235112" officeooo:paragraph-rsid="00235112" style:font-size-asian="9.60000038146973pt" style:font-size-complex="11pt"/>
    </style:style>
    <style:style style:name="P8" style:family="paragraph" style:parent-style-name="Standard">
      <style:text-properties fo:font-size="11pt" officeooo:rsid="002617b1" officeooo:paragraph-rsid="0026065d" style:font-size-asian="9.60000038146973pt" style:font-size-complex="11pt"/>
    </style:style>
    <style:style style:name="P9" style:family="paragraph" style:parent-style-name="Standard" style:list-style-name="L1">
      <style:text-properties officeooo:rsid="00235112" officeooo:paragraph-rsid="00235112"/>
    </style:style>
    <style:style style:name="P10" style:family="paragraph" style:parent-style-name="Standard">
      <style:text-properties fo:font-size="12pt" officeooo:rsid="00165173" officeooo:paragraph-rsid="002617b1" style:font-size-asian="12pt" style:font-size-complex="12pt"/>
    </style:style>
    <style:style style:name="P11" style:family="paragraph" style:parent-style-name="Standard">
      <style:text-properties fo:font-size="12pt" officeooo:rsid="002c4234" officeooo:paragraph-rsid="002c4234" style:font-size-asian="12pt" style:font-size-complex="12pt"/>
    </style:style>
    <style:style style:name="P12" style:family="paragraph" style:parent-style-name="Standard" style:list-style-name="L2">
      <style:text-properties fo:font-size="12pt" officeooo:rsid="002c4234" officeooo:paragraph-rsid="002c4234" style:font-size-asian="12pt" style:font-size-complex="12pt"/>
    </style:style>
    <style:style style:name="P13" style:family="paragraph" style:parent-style-name="Header">
      <style:text-properties fo:font-size="12pt" officeooo:rsid="001611cb" officeooo:paragraph-rsid="001611cb"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officeooo:rsid="001a5321"/>
    </style:style>
    <style:style style:name="T4" style:family="text">
      <style:text-properties fo:font-size="11pt" style:font-size-asian="9.60000038146973pt" style:font-size-complex="11pt"/>
    </style:style>
    <style:style style:name="T5" style:family="text">
      <style:text-properties fo:font-size="11pt" officeooo:rsid="0022c273" style:font-size-asian="9.60000038146973pt" style:font-size-complex="11pt"/>
    </style:style>
    <style:style style:name="T6" style:family="text">
      <style:text-properties fo:font-size="11pt" officeooo:rsid="001e73da" style:font-size-asian="9.60000038146973pt" style:font-size-complex="11pt"/>
    </style:style>
    <style:style style:name="T7" style:family="text">
      <style:text-properties fo:font-size="11pt" officeooo:rsid="0024d27d" style:font-size-asian="9.60000038146973pt" style:font-size-complex="11pt"/>
    </style:style>
    <style:style style:name="T8" style:family="text">
      <style:text-properties fo:font-size="11pt" officeooo:rsid="0026065d" style:font-size-asian="9.60000038146973pt" style:font-size-complex="11pt"/>
    </style:style>
    <style:style style:name="T9" style:family="text">
      <style:text-properties fo:font-size="11pt" officeooo:rsid="001a5321" style:font-size-asian="9.60000038146973pt" style:font-size-complex="11pt"/>
    </style:style>
    <style:style style:name="T10" style:family="text">
      <style:text-properties fo:font-size="11pt" officeooo:rsid="002617b1" style:font-size-asian="9.60000038146973pt" style:font-size-complex="11pt"/>
    </style:style>
    <style:style style:name="T11" style:family="text">
      <style:text-properties fo:font-size="11pt" officeooo:rsid="00265deb" style:font-size-asian="9.60000038146973pt" style:font-size-complex="11pt"/>
    </style:style>
    <style:style style:name="T12" style:family="text">
      <style:text-properties fo:font-size="11pt" officeooo:rsid="0027bb72" style:font-size-asian="9.60000038146973pt" style:font-size-complex="11pt"/>
    </style:style>
    <style:style style:name="T13" style:family="text">
      <style:text-properties fo:font-size="11pt" officeooo:rsid="002996a1" style:font-size-asian="9.60000038146973pt" style:font-size-complex="11pt"/>
    </style:style>
    <style:style style:name="T14" style:family="text">
      <style:text-properties fo:font-size="11pt" officeooo:rsid="002ae0f2" style:font-size-asian="9.60000038146973pt" style:font-size-complex="11pt"/>
    </style:style>
    <style:style style:name="T15" style:family="text">
      <style:text-properties officeooo:rsid="002c1a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posals should be 1-2 pages, and should briefly describe what problem is being solved or question(s) answered, which of the three options you are doing (from above), what resources you anticipate using (e.g., existing datasets, code implementations) and why your project is appropriate for <text:span text:style-name="T1">this</text:span> course. Include any citations or background information sketching what has been done before. Note: I <text:span text:style-name="T1">must</text:span> see at least two citations to demonstrate that you've at least checked what has been done before. If you are using publicly available code, please include information on how you are obtaining it (usually a URL).</text:p>
      <text:p text:style-name="P10"/>
      <text:p text:style-name="P10"/>
      <text:p text:style-name="P11">Description</text:p>
      <text:p text:style-name="P11"/>
      <text:p text:style-name="P11">Project Aims/Objectives/Goals</text:p>
      <text:p text:style-name="P11"/>
      <text:list xml:id="list8983111636829711263" text:style-name="L2">
        <text:list-item>
          <text:p text:style-name="P12">User Interface</text:p>
        </text:list-item>
        <text:list-item>
          <text:p text:style-name="P12">Multiple players</text:p>
        </text:list-item>
        <text:list-item>
          <text:p text:style-name="P12">Backend</text:p>
        </text:list-item>
        <text:list-item>
          <text:p text:style-name="P12">Dictionary</text:p>
        </text:list-item>
        <text:list-item>
          <text:p text:style-name="P12">Decision Time</text:p>
        </text:list-item>
        <text:list-item>
          <text:p text:style-name="P12">Optimality/Best Moves</text:p>
        </text:list-item>
        <text:list-item>
          <text:p text:style-name="P12">Legal Moves</text:p>
        </text:list-item>
        <text:list-item>
          <text:p text:style-name="P12">Measure time/quality/scor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2pt" officeooo:rsid="001611cb" officeooo:paragraph-rsid="001611cb" style:font-size-asian="12pt" style:font-size-complex="12pt"/>
    </style:style>
    <style:style style:name="MT1" style:family="text">
      <style:text-properties officeooo:rsid="002c1aa2"/>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roject Proposal</text:span><text:tab/><text:tab/>Casey Pore</text:p>
        <text:p text:style-name="MP1"><text:tab/><text:tab/>CS540: Spring 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21:00:41.638818299</meta:creation-date>
    <dc:date>2015-02-08T23:37:51.914928032</dc:date>
    <meta:editing-duration>PT2H43M48S</meta:editing-duration>
    <meta:editing-cycles>16</meta:editing-cycles>
    <meta:generator>LibreOffice/4.3.5.2.0$Linux_X86_64 LibreOffice_project/430$Build-2</meta:generator>
    <meta:document-statistic meta:table-count="0" meta:image-count="0" meta:object-count="0" meta:page-count="1" meta:paragraph-count="13" meta:word-count="129" meta:character-count="828" meta:non-whitespace-character-count="717"/>
  </office:meta>
</office:document-meta>
</file>